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ize="15pt" fo:language="da" fo:country="DK"/>
    </style:style>
    <style:style style:name="P2" style:family="paragraph" style:parent-style-name="Text_20_body">
      <style:text-properties fo:language="fr" fo:country="FR" fo:font-weight="bold"/>
    </style:style>
    <style:style style:name="P3" style:family="paragraph" style:parent-style-name="Text_20_body">
      <style:paragraph-properties fo:margin-left="1.635cm" fo:margin-right="0cm" fo:text-indent="-0.635cm" style:auto-text-indent="false"/>
    </style:style>
    <style:style style:name="P4" style:family="paragraph" style:parent-style-name="Text_20_body">
      <style:paragraph-properties fo:margin-left="1.386cm" fo:margin-right="0cm" fo:text-indent="0.249cm" style:auto-text-indent="false"/>
    </style:style>
    <style:style style:name="P5" style:family="paragraph" style:parent-style-name="Text_20_body">
      <style:paragraph-properties fo:break-before="page"/>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text-properties fo:language="fr" fo:country="FR" fo:font-weight="bold"/>
    </style:style>
    <style:style style:name="T1" style:family="text">
      <style:text-properties fo:language="fr" fo:country="FR"/>
    </style:style>
    <style:style style:name="T2" style:family="text">
      <style:text-properties fo:language="fr" fo:country="FR" fo:font-weight="bold"/>
    </style:style>
    <style:style style:name="T3" style:family="text">
      <style:text-properties fo:language="fr" fo:country="FR" fo:font-style="italic"/>
    </style:style>
    <style:style style:name="T4" style:family="text">
      <style:text-properties fo:font-variant="normal" fo:text-transform="none" fo:language="fr" fo:country="F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y use EpiData software ?</text:p>
      <text:p text:style-name="P1">EpiData is a software tool for documentation, analysis and entry of quantitative data. The software can be downloaded from the internet for free, is small in size and the basic ways of working can be taught in a few hours. EpiData implements current open standards for data handling in a proper and simple way and works in several computer systems (Linux, Mac, Windows) </text:p>
      <text:p text:style-name="Standard"/>
      <text:p text:style-name="Standard"><text:a xlink:type="simple" xlink:href="mailto:JL@epidata.dk">JL@epidata.dk</text:a></text:p>
      <text:p text:style-name="Standard"/>
      <text:p text:style-name="Standard"/>
      <text:p text:style-name="Standard">1 fileformat:</text:p>
      <text:p text:style-name="Standard">consider zip as an option to minimise size.</text:p>
      <text:p text:style-name="Standard"/>
      <text:p text:style-name="Standard">2 file at study level would solve many aspects.</text:p>
      <text:p text:style-name="Standard">one file contains all</text:p>
      <text:p text:style-name="Standard"/>
      <text:p text:style-name="Standard">3. user control at section level not at form level</text:p>
      <text:p text:style-name="Standard"/>
      <text:p text:style-name="Standard"/>
      <text:p text:style-name="Text_20_body"> </text:p>
      <text:p text:style-name="P2">Manager<text:line-break/><text:line-break/>1. variable skal starte med v1 ikke med v0<text:line-break/><text:line-break/>2. value label editor hugger første bogstav man taster i selve label<text:line-break/><text:line-break/>3. reporting should include headings and field notes in dataform listings<text:line-break/><text:line-break/>4 field notes should have a property "show next to field during entry" like "type comment"<text:line-break/> <text:line-break/>5 while a dataform is open "enter data" should be grey<text:line-break/><text:line-break/>6 When copying from "browse data" include record number and field name<text:line-break/><text:line-break/>7. For relate consider control of which record is active upon opening the tree<text:line-break/><text:line-break/>8. import float labels from chk files ?<text:line-break/><text:line-break/>9. change pack to remove deleted records<text:line-break/><text:line-break/>Entryclient<text:line-break/><text:line-break/>1 When copying from "browse data" include record number and field name<text:line-break/><text:line-break/>2. For relate consider control of which record is active upon opening the tree<text:line-break/><text:line-break/><text:line-break/><text:line-break/>Analysis<text:line-break/><text:soft-page-break/><text:line-break/>1. Cannot read files with 0 records <text:line-break/><text:line-break/>2. After changing file contents, then change caption to indicate that content is no longer the same as the file read. <text:line-break/><text:line-break/>3. add to documentation that append, read etc does not require close unless new variables are created. <text:line-break/><text:line-break/>4. explain log files better<text:line-break/><text:line-break/>5. total is incorrect when not reading the marked for deletion<text:line-break/><text:line-break/>6. find a way to do calculations menu based (recoding)<text:line-break/><text:line-break/>7. menu based documentation, e.g. value labels<text:line-break/><text:line-break/>8. index wrap report to changed values 1: problem 0: no problem<text:line-break/><text:line-break/>9 add verify index to index define form<text:line-break/><text:line-break/><text:line-break/>Wiki<text:line-break/><text:line-break/>make a notice : how to get windows 7 to work <text:line-break/><text:line-break/><text:line-break/></text:p>
      <text:p text:style-name="P5"><text:span text:style-name="T2">Ongoing aim:</text:span> <text:span text:style-name="T1">develop intuitive, appropriate software. </text:span></text:p>
      <text:p text:style-name="Text_20_body"> </text:p>
      <text:p text:style-name="P2">Trends that EpiData needs to address:</text:p>
      <text:p text:style-name="Text_20_body"> </text:p>
      <text:p text:style-name="P3"><text:span text:style-name="T1">1.</text:span><text:span text:style-name="T4"> </text:span><text:span text:style-name="T1">Data formats are moving closed boxes to open standards.</text:span></text:p>
      <text:p text:style-name="Text_20_body"> </text:p>
      <text:p text:style-name="P3"><text:span text:style-name="T1">2.</text:span><text:span text:style-name="T4"> </text:span><text:span text:style-name="T1">People knowing about IT and using IT are moving from being a small number of mainly </text:span><text:span text:style-name="T3">specialists</text:span><text:span text:style-name="T1"> (eg academics who work on principles) to a huge number of mainly </text:span><text:span text:style-name="T3">generalists</text:span><text:span text:style-name="T1"> (eg. technicians who work on solutions and are constrained once an adaptation is needed). Needs to be understandable/user-friendly by all those working in public health </text:span></text:p>
      <text:p text:style-name="P4">►<text:span text:style-name="T1">IT knowledge lowering as it broadens. </text:span></text:p>
      <text:p text:style-name="P4">►<text:span text:style-name="T1">more demand for intuitive software.</text:span></text:p>
      <text:p text:style-name="Text_20_body"> </text:p>
      <text:p text:style-name="P3"><text:span text:style-name="T1">3</text:span><text:span text:style-name="T4"> </text:span><text:span text:style-name="T1">Growing demand for documentation about data entry process. Need to see what people are doing, what standards they are following. <text:s/>A specific example is GCP principles for « pharma » projects .</text:span></text:p>
      <text:p text:style-name="P3"/>
      <text:p text:style-name="P3"><text:span text:style-name="T1">4.</text:span><text:span text:style-name="T4"> </text:span><text:span text:style-name="T1">Need to accommodate multiple operating systems including PDAs for data collection. And democratic, not supporting monopolies.</text:span></text:p>
      <text:p text:style-name="P6"/>
      <text:p text:style-name="P3"><text:span text:style-name="T1">5.</text:span><text:span text:style-name="T4"> </text:span><text:span text:style-name="T1">Need to communicate about EpiData. Market it. Show how flexible it is, how broad the market can be.</text:span></text:p>
      <text:p text:style-name="Text_20_body"> </text:p>
      <text:p text:style-name="Text_20_body"> </text:p>
      <text:p text:style-name="P2">Planned changes</text:p>
      <text:p text:style-name="P3"><text:span text:style-name="T1">1.</text:span><text:span text:style-name="T4">      </text:span><text:span text:style-name="T1">One file contains all. </text:span></text:p>
      <text:p text:style-name="P3"><text:span text:style-name="T1">2.</text:span><text:span text:style-name="T4">      </text:span><text:span text:style-name="T1">Stop data enterers from being able to change things</text:span></text:p>
      <text:p text:style-name="P3"><text:span text:style-name="T1">3.</text:span><text:span text:style-name="T4">      </text:span><text:span text:style-name="T1">Encryption of whole file, not individual fields.</text:span></text:p>
      <text:p text:style-name="P3"><text:span text:style-name="T1">4.</text:span><text:span text:style-name="T4">      </text:span><text:span text:style-name="T1">Respect GCP principles. Eg transactions must be logged ie who made a change, what was changed etc. An audit trail.</text:span></text:p>
      <text:p text:style-name="Text_20_body"> </text:p>
      <text:p text:style-name="Text_20_body"> </text:p>
      <text:p text:style-name="P2">HR advocacy messages</text:p>
      <text:p text:style-name="P3"><text:span text:style-name="T1">1.</text:span><text:span text:style-name="T4">      </text:span><text:span text:style-name="T1">Nothing else allows proper validation of data</text:span></text:p>
      <text:p text:style-name="P3"><text:span text:style-name="T1">2.</text:span><text:span text:style-name="T4">      </text:span><text:span text:style-name="T1">It is free. </text:span></text:p>
      <text:p text:style-name="P3"><text:span text:style-name="T1">3.</text:span><text:span text:style-name="T4">      </text:span><text:span text:style-name="T1">It is intuitive.</text:span></text:p>
      <text:p text:style-name="Text_20_body"> </text:p>
      <text:p text:style-name="Text_20_body"> </text:p>
      <text:p text:style-name="Text_20_body"> </text:p>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ns Lauritsen</meta:initial-creator>
    <meta:creation-date>2010-03-10T11:10:49.71</meta:creation-date>
    <dc:date>2012-04-06T17:55:00</dc:date>
    <dc:creator>Jens Lauritsen</dc:creator>
    <meta:editing-duration>PT3H10M21S</meta:editing-duration>
    <meta:editing-cycles>6</meta:editing-cycles>
    <meta:generator>LibreOffice/3.4$Linux LibreOffice_project/340m1$Build-402</meta:generator>
    <meta:document-statistic meta:table-count="0" meta:image-count="0" meta:object-count="0" meta:page-count="4" meta:paragraph-count="39" meta:word-count="564" meta:character-count="3368" meta:non-whitespace-character-count="2742"/>
  </office:meta>
</office:document-meta>
</file>